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5.1346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FR-01 ceremony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just one solution is given</text:p>
          </table:table-cell>
          <table:table-cell office:value-type="string">
            <text:p>good</text:p>
          </table:table-cell>
          <table:table-cell office:value-type="string">
            <text:p>the text of the last two items is set to 'undefined' (i think the problem is in the js-file at line 87). =&gt; fixed</text:p>
            <text:p>the different lengths of the arrows could be misleading (someone could consider the length of an arrow as the duration of the 'step' at the beginning of the arrow). =&gt; fixed</text:p>
            <text:p>Just one possible solution is given, there are some more.</text:p>
          </table:table-cell>
          <table:table-cell office:value-type="string">
            <text:p>Peter Garscha, Austria, <text:a xlink:href="mailto:peter@rlsux.com">peter@rlsux.com</text:a></text:p>
          </table:table-cell>
        </table:table-row>
        <table:table-row table:style-name="ro5" table:number-rows-repeated="34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5/26/2014</text:date>, <text:time>11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26T11:47:05.49</dc:date>
    <meta:editing-duration>PT1H14M51S</meta:editing-duration>
    <meta:editing-cycles>9</meta:editing-cycles>
    <meta:generator>OpenOffice.org/3.4.1$Win32 OpenOffice.org_project/341m1$Build-9593</meta:generator>
    <meta:document-statistic meta:table-count="1" meta:cell-count="9" meta:object-count="0"/>
  </office:meta>
</office:document-meta>
</file>